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15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style:style style:name="ta5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2" table:number-columns-repeated="3"/>
          <table:table-cell table:style-name="ce40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8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7" office:value-type="string">
            <text:p>Day 1</text:p>
          </table:table-cell>
          <table:table-cell table:style-name="ce37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3" office:value-type="string">
            <text:p>Estimated time</text:p>
          </table:table-cell>
          <table:table-cell table:style-name="ce43" office:value-type="string">
            <text:p>Total Time Worked</text:p>
          </table:table-cell>
          <table:table-cell table:number-columns-repeated="1017"/>
        </table:table-row>
        <table:table-row table:style-name="ro9">
          <table:table-cell table:style-name="ce30" office:value-type="string" table:number-columns-spanned="1" table:number-rows-spanned="6">
            <text:p>Registrera nya medlemmar med förnamn, efternamn och telefonnummer, ett unikt medlemsnummer skall automatiskt tilldelas medlemmarna.</text:p>
          </table:table-cell>
          <table:table-cell table:style-name="ce33" office:value-type="string">
            <text:p>Förberedelser: installera mamp, skapa php-projekt samt mySQL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4" table:formula="of:=SUM([.C4:.E4])" office:value-type="float" office:value="2">
            <text:p>2</text:p>
          </table:table-cell>
          <table:table-cell table:style-name="ce46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table:formula="of:=SUM([.C5:.E5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table:formula="of:=SUM([.C6:.E6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klasser och funktioner för att registrera ny medlem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7:.E7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Tester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table:formula="of:=SUM([.C8:.E8])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table:formula="of:=SUM([.C9:.E9])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34" office:value-type="string">
            <text:p>Actual time remaining</text:p>
          </table:table-cell>
          <table:table-cell table:number-columns-repeated="3" table:style-name="ce39" office:value-type="float" office:value="0">
            <text:p>0</text:p>
          </table:table-cell>
          <table:table-cell table:style-name="ce45" table:formula="of:=SUM([.F4:.F9])" office:value-type="float" office:value="9">
            <text:p>9</text:p>
          </table:table-cell>
          <table:table-cell table:style-name="ce45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35"/>
          <table:table-cell table:number-columns-repeated="1022"/>
        </table:table-row>
        <table:table-row table:style-name="ro2">
          <table:table-cell/>
          <table:table-cell table:style-name="ce36" office:value-type="string">
            <text:p>Ideal time remaining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3">
            <text:p>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'.B29" table:end-x="10.949cm" table:end-y="0.343cm" draw:z-index="0" draw:name="Diagram 1" draw:style-name="gr1" draw:text-style-name="P1" svg:width="13.58cm" svg:height="6.705cm" svg:x="3.7cm" svg:y="0.133cm">
              <draw:object draw:notify-on-update-of-ranges="'Sprint backlog 1'.B12:'Sprint backlog 1'.B12 'Sprint backlog 1'.C12:'Sprint backlog 1'.E12 'Sprint backlog 1'.B10:'Sprint backlog 1'.B10 'Sprint backlog 1'.C10:'Sprint backlog 1'.E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2" table:style-name="ta3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3" table:style-name="ta4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2014-01-01</text:date>, <text:time>21:34:0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1T21:34:05</dc:date>
    <meta:generator>OpenOffice.org/3.4.1$Unix OpenOffice.org_project/341m1$Build-9593</meta:generator>
    <meta:editing-duration>P3DT34M1S</meta:editing-duration>
    <meta:editing-cycles>3</meta:editing-cycles>
    <meta:document-statistic meta:table-count="4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'.B12:'Sprint backlog 1'.E12 'Sprint backlog 1'.B10:'Sprint backlog 1'.E10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'.C12:'Sprint backlog 1'.E12" chart:label-cell-address="'Sprint backlog 1'.B12:'Sprint backlog 1'.B12" chart:class="chart:line">
            <chart:data-point chart:repeated="3"/>
          </chart:series>
          <chart:series chart:style-name="ch9" chart:values-cell-range-address="'Sprint backlog 1'.C10:'Sprint backlog 1'.E10" chart:label-cell-address="'Sprint backlog 1'.B10:'Sprint backlog 1'.B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'.B12:'Sprint backlog 1'.B12</svg:desc>
                </draw:g>
              </table:table-cell>
              <table:table-cell office:value-type="float" office:value="9">
                <text:p>9</text:p>
                <draw:g>
                  <svg:desc>'Sprint backlog 1'.C12:'Sprint backlog 1'.E1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'.B10:'Sprint backlog 1'.B10</svg:desc>
                </draw:g>
              </table:table-cell>
              <table:table-cell office:value-type="float" office:value="0">
                <text:p>0</text:p>
                <draw:g>
                  <svg:desc>'Sprint backlog 1'.C10:'Sprint backlog 1'.E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